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96c79a" style:font-size-asian="12pt" style:font-size-complex="12pt"/>
    </style:style>
    <style:style style:name="P4" style:family="paragraph" style:parent-style-name="Standard">
      <style:text-properties fo:font-size="12pt" officeooo:rsid="00085480" officeooo:paragraph-rsid="00c28a06" style:font-size-asian="12pt" style:font-size-complex="12pt"/>
    </style:style>
    <style:style style:name="P5" style:family="paragraph" style:parent-style-name="Standard">
      <style:text-properties fo:font-size="12pt" officeooo:rsid="00085480" officeooo:paragraph-rsid="0101d3b4" style:font-size-asian="12pt" style:font-size-complex="12pt"/>
    </style:style>
    <style:style style:name="P6" style:family="paragraph" style:parent-style-name="Standard">
      <style:text-properties fo:font-size="12pt" officeooo:rsid="00085480" officeooo:paragraph-rsid="010eb7ab" style:font-size-asian="12pt" style:font-size-complex="12pt"/>
    </style:style>
    <style:style style:name="P7" style:family="paragraph" style:parent-style-name="Standard">
      <style:text-properties fo:font-size="12pt" officeooo:rsid="0006bb1f" officeooo:paragraph-rsid="00a861f7" style:font-size-asian="12pt" style:font-size-complex="12pt"/>
    </style:style>
    <style:style style:name="P8" style:family="paragraph" style:parent-style-name="Standard">
      <style:text-properties fo:font-size="12pt" officeooo:rsid="0006bb1f" officeooo:paragraph-rsid="00b134bb" style:font-size-asian="12pt" style:font-size-complex="12pt"/>
    </style:style>
    <style:style style:name="P9" style:family="paragraph" style:parent-style-name="Standard">
      <style:text-properties fo:font-size="12pt" officeooo:rsid="0006bb1f" officeooo:paragraph-rsid="00b2b053" style:font-size-asian="12pt" style:font-size-complex="12pt"/>
    </style:style>
    <style:style style:name="P10" style:family="paragraph" style:parent-style-name="Standard">
      <style:text-properties fo:font-size="12pt" officeooo:rsid="0008710b" officeooo:paragraph-rsid="00a861f7" style:font-size-asian="12pt" style:font-size-complex="12pt"/>
    </style:style>
    <style:style style:name="P11" style:family="paragraph" style:parent-style-name="Standard">
      <style:text-properties fo:font-size="12pt" officeooo:rsid="0008710b" officeooo:paragraph-rsid="00abf92f" style:font-size-asian="12pt" style:font-size-complex="12pt"/>
    </style:style>
    <style:style style:name="P12" style:family="paragraph" style:parent-style-name="Standard">
      <style:text-properties fo:font-size="12pt" officeooo:rsid="0008710b" officeooo:paragraph-rsid="00b134bb" style:font-size-asian="12pt" style:font-size-complex="12pt"/>
    </style:style>
    <style:style style:name="P13" style:family="paragraph" style:parent-style-name="Standard">
      <style:text-properties fo:font-size="12pt" officeooo:rsid="0008710b" officeooo:paragraph-rsid="00d96e33" style:font-size-asian="12pt" style:font-size-complex="12pt"/>
    </style:style>
    <style:style style:name="P14" style:family="paragraph" style:parent-style-name="Standard">
      <style:text-properties fo:font-size="12pt" officeooo:rsid="0008710b" officeooo:paragraph-rsid="00e85da6" style:font-size-asian="12pt" style:font-size-complex="12pt"/>
    </style:style>
    <style:style style:name="P15" style:family="paragraph" style:parent-style-name="Standard">
      <style:text-properties fo:font-size="12pt" officeooo:rsid="0008710b" officeooo:paragraph-rsid="00e9e65f" style:font-size-asian="12pt" style:font-size-complex="12pt"/>
    </style:style>
    <style:style style:name="P16" style:family="paragraph" style:parent-style-name="Standard">
      <style:text-properties fo:font-size="12pt" officeooo:rsid="0008710b" officeooo:paragraph-rsid="00ed6d4b" style:font-size-asian="12pt" style:font-size-complex="12pt"/>
    </style:style>
    <style:style style:name="P17" style:family="paragraph" style:parent-style-name="Standard">
      <style:text-properties fo:font-size="12pt" officeooo:rsid="0008710b" officeooo:paragraph-rsid="00ee8811" style:font-size-asian="12pt" style:font-size-complex="12pt"/>
    </style:style>
    <style:style style:name="P18" style:family="paragraph" style:parent-style-name="Standard">
      <style:text-properties fo:font-size="12pt" officeooo:rsid="0008710b" officeooo:paragraph-rsid="00f45f46" style:font-size-asian="12pt" style:font-size-complex="12pt"/>
    </style:style>
    <style:style style:name="P19" style:family="paragraph" style:parent-style-name="Standard">
      <style:text-properties fo:font-size="12pt" officeooo:rsid="000877ec" officeooo:paragraph-rsid="00b2b053" style:font-size-asian="12pt" style:font-size-complex="12pt"/>
    </style:style>
    <style:style style:name="P20" style:family="paragraph" style:parent-style-name="Standard">
      <style:text-properties fo:font-size="12pt" officeooo:rsid="000877ec" officeooo:paragraph-rsid="00bd878f" style:font-size-asian="12pt" style:font-size-complex="12pt"/>
    </style:style>
    <style:style style:name="P21" style:family="paragraph" style:parent-style-name="Standard">
      <style:text-properties fo:font-size="12pt" officeooo:rsid="007a8e62" officeooo:paragraph-rsid="011631f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592e83" officeooo:paragraph-rsid="006a9cc7" style:font-size-asian="12pt" style:font-size-complex="12pt"/>
    </style:style>
    <style:style style:name="P23" style:family="paragraph" style:parent-style-name="Standard">
      <style:text-properties fo:font-size="12pt" officeooo:paragraph-rsid="00dec6be" style:font-size-asian="12pt" style:font-size-complex="12pt"/>
    </style:style>
    <style:style style:name="P24" style:family="paragraph" style:parent-style-name="Standard">
      <style:text-properties fo:font-size="12pt" officeooo:paragraph-rsid="00dfd516" style:font-size-asian="12pt" style:font-size-complex="12pt"/>
    </style:style>
    <style:style style:name="P25" style:family="paragraph" style:parent-style-name="Standard">
      <style:text-properties fo:font-size="12pt" fo:font-weight="bold" officeooo:rsid="0006bb1f" officeooo:paragraph-rsid="00a861f7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06bb1f" officeooo:paragraph-rsid="00b134bb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06bb1f" officeooo:paragraph-rsid="00e1815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592e83" officeooo:paragraph-rsid="006a9cc7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65251f" officeooo:paragraph-rsid="00a861f7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6317a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08710b" officeooo:paragraph-rsid="00d96e3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ed6d4b" officeooo:paragraph-rsid="00ed6d4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ee3d80" officeooo:paragraph-rsid="00ee3d80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normal" officeooo:rsid="00085480" officeooo:paragraph-rsid="01058ecd" style:font-size-asian="12pt" style:font-weight-asian="normal" style:font-size-complex="12pt" style:font-weight-complex="normal"/>
    </style:style>
    <style:style style:name="P37" style:family="paragraph" style:parent-style-name="Standard">
      <style:text-properties officeooo:paragraph-rsid="00ba3b22"/>
    </style:style>
    <style:style style:name="P38" style:family="paragraph" style:parent-style-name="Standard">
      <style:paragraph-properties fo:text-align="justify" style:justify-single-word="false"/>
      <style:text-properties fo:font-size="10pt" fo:font-weight="bold" officeooo:rsid="010d8664" officeooo:paragraph-rsid="010d8664" style:font-size-asian="10pt" style:font-weight-asian="bold" style:font-size-complex="10pt" style:font-weight-complex="bold"/>
    </style:style>
    <style:style style:name="P39" style:family="paragraph" style:parent-style-name="Standard">
      <style:text-properties officeooo:paragraph-rsid="010eb7ab"/>
    </style:style>
    <style:style style:name="P40" style:family="paragraph" style:parent-style-name="Standard">
      <style:paragraph-properties fo:text-align="justify" style:justify-single-word="false"/>
      <style:text-properties fo:font-size="7pt" fo:font-weight="bold" officeooo:rsid="00b8d086" officeooo:paragraph-rsid="00d47e8c" style:font-size-asian="7pt" style:font-weight-asian="bold" style:font-size-complex="7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11c68" style:font-size-asian="7pt" style:font-weight-asian="bold" style:font-size-complex="7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38b2b" style:font-size-asian="7pt" style:font-weight-asian="bold" style:font-size-complex="7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0ff0320" style:font-size-asian="7pt" style:font-weight-asian="bold" style:font-size-complex="7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68610" style:font-size-asian="7pt" style:font-weight-asian="bold" style:font-size-complex="7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7pt" fo:font-weight="bold" officeooo:rsid="010eb7ab" officeooo:paragraph-rsid="010f41bf" style:font-size-asian="7pt" style:font-weight-asian="bold" style:font-size-complex="7pt" style:font-weight-complex="bold"/>
    </style:style>
    <style:style style:name="P46" style:family="paragraph" style:parent-style-name="Standard">
      <style:text-properties fo:font-size="7pt" fo:font-weight="bold" officeooo:rsid="011631f3" officeooo:paragraph-rsid="011631f3" style:font-size-asian="7pt" style:font-weight-asian="bold" style:font-size-complex="7pt" style:font-weight-complex="bold"/>
    </style:style>
    <style:style style:name="P47" style:family="paragraph" style:parent-style-name="Standard">
      <style:text-properties officeooo:paragraph-rsid="0111531a"/>
    </style:style>
    <style:style style:name="P48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8ffb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8ffb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" fo:font-size="12pt" officeooo:rsid="0096c79a" officeooo:paragraph-rsid="00b134bb" style:font-size-asian="12pt" style:font-size-complex="12pt"/>
    </style:style>
    <style:style style:name="P53" style:family="paragraph" style:parent-style-name="Standard">
      <style:text-properties fo:font-size="12pt" fo:font-weight="bold" officeooo:rsid="00c5704b" officeooo:paragraph-rsid="00b134bb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writing-mode="lr-tb"/>
      <style:text-properties fo:font-size="12pt" fo:font-weight="bold" officeooo:rsid="0006bb1f" officeooo:paragraph-rsid="00c2f2ae" style:font-size-asian="12pt" style:font-weight-asian="bold" style:font-size-complex="12pt" style:font-weight-complex="bold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0eb7ab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f004d" style:font-style-asian="italic" style:font-weight-asian="normal" style:font-style-complex="italic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" fo:font-weight="normal" officeooo:rsid="004cb877" style:font-weight-asian="normal" style:font-weight-complex="normal"/>
    </style:style>
    <style:style style:name="T10" style:family="text">
      <style:text-properties style:text-position="super 58%" style:font-name="Liberation Serif" fo:font-weight="normal" officeooo:rsid="00d4723f" style:font-weight-asian="normal" style:font-weight-complex="normal"/>
    </style:style>
    <style:style style:name="T11" style:family="text">
      <style:text-properties style:text-position="super 58%" style:font-name="Liberation Serif" fo:font-weight="normal" officeooo:rsid="00d96e33" style:font-weight-asian="normal" style:font-weight-complex="normal"/>
    </style:style>
    <style:style style:name="T12" style:family="text">
      <style:text-properties style:text-position="super 58%" style:font-name="Liberation Serif" fo:font-weight="normal" officeooo:rsid="00e11986" style:font-weight-asian="normal" style:font-weight-complex="normal"/>
    </style:style>
    <style:style style:name="T13" style:family="text">
      <style:text-properties style:text-position="super 58%" style:font-name="Liberation Serif" fo:font-weight="normal" officeooo:rsid="0065f8bb" style:font-weight-asian="normal" style:font-weight-complex="normal"/>
    </style:style>
    <style:style style:name="T14" style:family="text">
      <style:text-properties style:text-position="super 58%" style:font-name="Liberation Serif" fo:font-weight="normal" officeooo:rsid="01011c68" style:font-weight-asian="normal" style:font-weight-complex="normal"/>
    </style:style>
    <style:style style:name="T15" style:family="text">
      <style:text-properties style:text-position="super 58%" style:font-name="Liberation Serif" fo:font-weight="normal" officeooo:rsid="0101d3b4" style:font-weight-asian="normal" style:font-weight-complex="normal"/>
    </style:style>
    <style:style style:name="T16" style:family="text">
      <style:text-properties style:text-position="super 58%" style:font-name="Liberation Serif" fo:font-weight="normal" officeooo:rsid="010d8664" style:font-weight-asian="normal" style:font-weight-complex="normal"/>
    </style:style>
    <style:style style:name="T17" style:family="text">
      <style:text-properties style:text-position="super 58%" style:font-name="Liberation Serif" fo:font-style="normal" fo:font-weight="normal" officeooo:rsid="004cb877" style:font-style-asian="normal" style:font-weight-asian="normal" style:font-style-complex="normal" style:font-weight-complex="normal"/>
    </style:style>
    <style:style style:name="T18" style:family="text">
      <style:text-properties style:text-position="super 58%" style:font-name="Liberation Serif" fo:font-style="normal" fo:font-weight="normal" officeooo:rsid="00d96e33" style:font-style-asian="normal" style:font-weight-asian="normal" style:font-style-complex="normal" style:font-weight-complex="normal"/>
    </style:style>
    <style:style style:name="T19" style:family="text">
      <style:text-properties style:text-position="super 58%" style:font-name="Liberation Serif" fo:font-style="normal" fo:font-weight="normal" officeooo:rsid="0065f8bb" style:font-style-asian="normal" style:font-weight-asian="normal" style:font-style-complex="normal" style:font-weight-complex="normal"/>
    </style:style>
    <style:style style:name="T20" style:family="text">
      <style:text-properties style:text-position="super 58%" style:font-name="Liberation Serif" fo:font-style="normal" fo:font-weight="normal" officeooo:rsid="011631f3" style:font-style-asian="normal" style:font-weight-asian="normal" style:font-style-complex="normal" style:font-weight-complex="normal"/>
    </style:style>
    <style:style style:name="T21" style:family="text">
      <style:text-properties style:text-position="super 58%" style:font-name="Liberation Serif" officeooo:rsid="00ed6d4b"/>
    </style:style>
    <style:style style:name="T22" style:family="text">
      <style:text-properties style:text-position="super 58%" style:font-name="Liberation Serif" officeooo:rsid="00ee3d80"/>
    </style:style>
    <style:style style:name="T23" style:family="text">
      <style:text-properties style:text-position="super 58%" style:font-name="Liberation Serif" officeooo:rsid="01011c68"/>
    </style:style>
    <style:style style:name="T24" style:family="text">
      <style:text-properties style:text-position="super 58%" style:font-name="Liberation Serif" officeooo:rsid="0065f8bb"/>
    </style:style>
    <style:style style:name="T25" style:family="text">
      <style:text-properties style:text-position="super 58%" style:font-name="Liberation Serif" officeooo:rsid="01058ecd"/>
    </style:style>
    <style:style style:name="T26" style:family="text">
      <style:text-properties style:text-position="super 58%" style:font-name="Liberation Serif" fo:font-size="12pt" fo:font-style="normal" fo:font-weight="normal" officeooo:rsid="0065f8b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position="super 58%" style:font-name="Liberation Serif" fo:font-size="12pt" fo:font-style="normal" fo:font-weight="normal" officeooo:rsid="010eb7a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8c658" style:font-style-asian="normal" style:font-style-complex="normal"/>
    </style:style>
    <style:style style:name="T30" style:family="text">
      <style:text-properties fo:font-style="normal" officeooo:rsid="004a3a98" style:font-style-asian="normal" style:font-style-complex="normal"/>
    </style:style>
    <style:style style:name="T31" style:family="text">
      <style:text-properties fo:font-style="normal" officeooo:rsid="009084fa" style:font-style-asian="normal" style:font-style-complex="normal"/>
    </style:style>
    <style:style style:name="T32" style:family="text">
      <style:text-properties fo:font-style="normal" officeooo:rsid="010eb7ab" style:font-style-asian="normal" style:font-style-complex="normal"/>
    </style:style>
    <style:style style:name="T33" style:family="text">
      <style:text-properties officeooo:rsid="003f88ee"/>
    </style:style>
    <style:style style:name="T34" style:family="text">
      <style:text-properties officeooo:rsid="00424773"/>
    </style:style>
    <style:style style:name="T35" style:family="text">
      <style:text-properties officeooo:rsid="0048c658"/>
    </style:style>
    <style:style style:name="T36" style:family="text">
      <style:text-properties officeooo:rsid="004cb87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cb877" style:font-weight-asian="bold" style:font-weight-complex="bold"/>
    </style:style>
    <style:style style:name="T39" style:family="text">
      <style:text-properties fo:font-weight="bold" officeooo:rsid="0065f8bb" style:font-weight-asian="bold" style:font-weight-complex="bold"/>
    </style:style>
    <style:style style:name="T40" style:family="text">
      <style:text-properties fo:font-weight="bold" officeooo:rsid="009bb636" style:font-weight-asian="bold" style:font-weight-complex="bold"/>
    </style:style>
    <style:style style:name="T41" style:family="text">
      <style:text-properties fo:font-weight="bold" officeooo:rsid="00a00841" style:font-weight-asian="bold" style:font-weight-complex="bold"/>
    </style:style>
    <style:style style:name="T42" style:family="text">
      <style:text-properties officeooo:rsid="00801e71"/>
    </style:style>
    <style:style style:name="T43" style:family="text">
      <style:text-properties officeooo:rsid="0084ee6a"/>
    </style:style>
    <style:style style:name="T44" style:family="text">
      <style:text-properties officeooo:rsid="0087f18f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96c79a"/>
    </style:style>
    <style:style style:name="T47" style:family="text">
      <style:text-properties style:font-name="Liberation Serif" fo:font-style="italic" style:font-style-asian="italic" style:font-style-complex="italic"/>
    </style:style>
    <style:style style:name="T48" style:family="text">
      <style:text-properties style:font-name="Liberation Serif" fo:font-style="italic" officeooo:rsid="0096c79a" style:font-style-asian="italic" style:font-style-complex="italic"/>
    </style:style>
    <style:style style:name="T49" style:family="text">
      <style:text-properties style:font-name="Liberation Serif" fo:font-style="italic" officeooo:rsid="0008710b" style:font-style-asian="italic" style:font-style-complex="italic"/>
    </style:style>
    <style:style style:name="T50" style:family="text">
      <style:text-properties style:font-name="Liberation Serif" fo:font-style="italic" officeooo:rsid="006a9cc7" style:font-style-asian="italic" style:font-style-complex="italic"/>
    </style:style>
    <style:style style:name="T51" style:family="text">
      <style:text-properties style:font-name="Liberation Serif" fo:font-style="italic" officeooo:rsid="00892e24" style:font-style-asian="italic" style:font-style-complex="italic"/>
    </style:style>
    <style:style style:name="T52" style:family="text">
      <style:text-properties style:font-name="Liberation Serif" fo:font-style="italic" officeooo:rsid="00dec6be" style:font-style-asian="italic" style:font-style-complex="italic"/>
    </style:style>
    <style:style style:name="T53" style:family="text">
      <style:text-properties style:font-name="Liberation Serif" fo:font-style="italic" fo:font-weight="normal" officeooo:rsid="005f004d" style:font-style-asian="italic" style:font-weight-asian="normal" style:font-style-complex="italic" style:font-weight-complex="normal"/>
    </style:style>
    <style:style style:name="T54" style:family="text">
      <style:text-properties style:font-name="Liberation Serif" officeooo:rsid="0008710b"/>
    </style:style>
    <style:style style:name="T55" style:family="text">
      <style:text-properties style:font-name="Liberation Serif" officeooo:rsid="003f88ee"/>
    </style:style>
    <style:style style:name="T56" style:family="text">
      <style:text-properties style:font-name="Liberation Serif" officeooo:rsid="00424773"/>
    </style:style>
    <style:style style:name="T57" style:family="text">
      <style:text-properties style:font-name="Liberation Serif" officeooo:rsid="004cb877"/>
    </style:style>
    <style:style style:name="T58" style:family="text">
      <style:text-properties style:font-name="Liberation Serif" officeooo:rsid="00801e71"/>
    </style:style>
    <style:style style:name="T59" style:family="text">
      <style:text-properties style:font-name="Liberation Serif" officeooo:rsid="000877ec"/>
    </style:style>
    <style:style style:name="T60" style:family="text">
      <style:text-properties style:font-name="Liberation Serif" officeooo:rsid="00810f1e"/>
    </style:style>
    <style:style style:name="T61" style:family="text">
      <style:text-properties style:font-name="Liberation Serif" officeooo:rsid="0084ee6a"/>
    </style:style>
    <style:style style:name="T62" style:family="text">
      <style:text-properties style:font-name="Liberation Serif" officeooo:rsid="00863ac4"/>
    </style:style>
    <style:style style:name="T63" style:family="text">
      <style:text-properties style:font-name="Liberation Serif" fo:font-style="normal" officeooo:rsid="00892e24" style:font-style-asian="normal" style:font-style-complex="normal"/>
    </style:style>
    <style:style style:name="T64" style:family="text">
      <style:text-properties style:font-name="Liberation Serif" officeooo:rsid="006a9cc7"/>
    </style:style>
    <style:style style:name="T65" style:family="text">
      <style:text-properties style:font-name="Liberation Serif" fo:font-weight="normal" style:font-weight-asian="normal" style:font-weight-complex="normal"/>
    </style:style>
    <style:style style:name="T66" style:family="text">
      <style:text-properties style:font-name="Liberation Serif" fo:font-weight="normal" officeooo:rsid="0096c79a" style:font-weight-asian="normal" style:font-weight-complex="normal"/>
    </style:style>
    <style:style style:name="T67" style:family="text">
      <style:text-properties style:font-name="Liberation Serif" fo:font-weight="normal" officeooo:rsid="00ebae66" style:font-weight-asian="normal" style:font-weight-complex="normal"/>
    </style:style>
    <style:style style:name="T68" style:family="text">
      <style:text-properties style:font-name="Liberation Serif" fo:font-weight="normal" officeooo:rsid="0067f527" style:font-weight-asian="normal" style:font-weight-complex="normal"/>
    </style:style>
    <style:style style:name="T69" style:family="text">
      <style:text-properties style:font-name="Liberation Serif" fo:font-weight="normal" officeooo:rsid="00ff2503" style:font-weight-asian="normal" style:font-weight-complex="normal"/>
    </style:style>
    <style:style style:name="T70" style:family="text">
      <style:text-properties style:font-name="Liberation Serif" fo:font-weight="normal" officeooo:rsid="01011c68" style:font-weight-asian="normal" style:font-weight-complex="normal"/>
    </style:style>
    <style:style style:name="T71" style:family="text">
      <style:text-properties style:font-name="Liberation Serif" fo:font-weight="normal" officeooo:rsid="01038b2b" style:font-weight-asian="normal" style:font-weight-complex="normal"/>
    </style:style>
    <style:style style:name="T72" style:family="text">
      <style:text-properties style:font-name="Liberation Serif" fo:font-weight="normal" officeooo:rsid="0106a417" style:font-weight-asian="normal" style:font-weight-complex="normal"/>
    </style:style>
    <style:style style:name="T73" style:family="text">
      <style:text-properties style:font-name="Liberation Serif" fo:font-weight="normal" officeooo:rsid="005f004d" style:font-weight-asian="normal" style:font-weight-complex="normal"/>
    </style:style>
    <style:style style:name="T74" style:family="text">
      <style:text-properties style:font-name="Liberation Serif" fo:font-weight="normal" officeooo:rsid="010f41bf" style:font-weight-asian="normal" style:font-weight-complex="normal"/>
    </style:style>
    <style:style style:name="T75" style:family="text">
      <style:text-properties style:font-name="Liberation Serif" officeooo:rsid="00dab3ee"/>
    </style:style>
    <style:style style:name="T76" style:family="text">
      <style:text-properties style:font-name="Liberation Serif" officeooo:rsid="00dd3d08"/>
    </style:style>
    <style:style style:name="T77" style:family="text">
      <style:text-properties style:font-name="Liberation Serif" officeooo:rsid="00e9465f"/>
    </style:style>
    <style:style style:name="T78" style:family="text">
      <style:text-properties style:font-name="Liberation Serif" officeooo:rsid="00e9e65f"/>
    </style:style>
    <style:style style:name="T79" style:family="text">
      <style:text-properties style:font-name="Liberation Serif" officeooo:rsid="00ebae66"/>
    </style:style>
    <style:style style:name="T80" style:family="text">
      <style:text-properties style:font-name="Liberation Serif" fo:font-size="12pt" officeooo:rsid="0096c79a" style:font-size-asian="12pt" style:font-size-complex="12pt"/>
    </style:style>
    <style:style style:name="T81" style:family="text">
      <style:text-properties style:font-name="Liberation Serif" fo:font-size="12pt" officeooo:rsid="000877ec" style:font-size-asian="12pt" style:font-size-complex="12pt"/>
    </style:style>
    <style:style style:name="T82" style:family="text">
      <style:text-properties style:font-name="Liberation Serif" fo:font-size="12pt" officeooo:rsid="00085480" style:font-size-asian="12pt" style:font-size-complex="12pt"/>
    </style:style>
    <style:style style:name="T83" style:family="text">
      <style:text-properties style:font-name="Liberation Serif" fo:font-size="12pt" officeooo:rsid="00c28a06" style:font-size-asian="12pt" style:font-size-complex="12pt"/>
    </style:style>
    <style:style style:name="T84" style:family="text">
      <style:text-properties style:font-name="Liberation Serif" fo:font-size="12pt" officeooo:rsid="0087f18f" style:font-size-asian="12pt" style:font-size-complex="12pt"/>
    </style:style>
    <style:style style:name="T85" style:family="text">
      <style:text-properties style:font-name="Liberation Serif" officeooo:rsid="00f8b9b3"/>
    </style:style>
    <style:style style:name="T86" style:family="text">
      <style:text-properties style:font-name="Liberation Serif" officeooo:rsid="01011c68"/>
    </style:style>
    <style:style style:name="T87" style:family="text">
      <style:text-properties style:font-name="Liberation Serif" officeooo:rsid="0102ed93"/>
    </style:style>
    <style:style style:name="T88" style:family="text">
      <style:text-properties style:font-name="Liberation Serif" officeooo:rsid="01038b2b"/>
    </style:style>
    <style:style style:name="T89" style:family="text">
      <style:text-properties style:font-name="Liberation Serif" officeooo:rsid="01068610"/>
    </style:style>
    <style:style style:name="T90" style:family="text">
      <style:text-properties style:font-name="Liberation Serif" fo:font-size="7pt" style:font-size-asian="7pt" style:font-size-complex="7pt"/>
    </style:style>
    <style:style style:name="T91" style:family="text">
      <style:text-properties style:font-name="Liberation Serif" fo:font-size="7pt" officeooo:rsid="00d76f0e" style:font-size-asian="7pt" style:font-size-complex="7pt"/>
    </style:style>
    <style:style style:name="T92" style:family="text">
      <style:text-properties style:font-name="Liberation Serif" fo:font-size="7pt" officeooo:rsid="00d96e33" style:font-size-asian="7pt" style:font-size-complex="7pt"/>
    </style:style>
    <style:style style:name="T93" style:family="text">
      <style:text-properties style:font-name="Liberation Serif" fo:font-size="7pt" officeooo:rsid="0106a417" style:font-size-asian="7pt" style:font-size-complex="7pt"/>
    </style:style>
    <style:style style:name="T94" style:family="text"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T95" style:family="text">
      <style:text-properties style:font-name="Liberation Serif" fo:font-size="7pt" fo:font-weight="normal" officeooo:rsid="00d76f0e" style:font-size-asian="7pt" style:font-weight-asian="normal" style:font-size-complex="7pt" style:font-weight-complex="normal"/>
    </style:style>
    <style:style style:name="T96" style:family="text">
      <style:text-properties style:font-name="Liberation Serif" fo:font-size="7pt" fo:font-weight="normal" officeooo:rsid="0096c79a" style:font-size-asian="7pt" style:font-weight-asian="normal" style:font-size-complex="7pt" style:font-weight-complex="normal"/>
    </style:style>
    <style:style style:name="T97" style:family="text">
      <style:text-properties style:font-name="Liberation Serif" fo:font-size="7pt" fo:font-weight="normal" officeooo:rsid="00ebae66" style:font-size-asian="7pt" style:font-weight-asian="normal" style:font-size-complex="7pt" style:font-weight-complex="normal"/>
    </style:style>
    <style:style style:name="T98" style:family="text">
      <style:text-properties style:font-name="Liberation Serif" officeooo:rsid="0114a547"/>
    </style:style>
    <style:style style:name="T99" style:family="text">
      <style:text-properties style:font-name="Liberation Serif1"/>
    </style:style>
    <style:style style:name="T100" style:family="text">
      <style:text-properties style:font-name="Liberation Serif1" officeooo:rsid="00941030" style:font-name-asian="Liberation Serif1" style:font-name-complex="Liberation Serif1"/>
    </style:style>
    <style:style style:name="T101" style:family="text">
      <style:text-properties style:font-name="Liberation Serif1" officeooo:rsid="00b8f961" style:font-name-asian="Liberation Serif1" style:font-name-complex="Liberation Serif1"/>
    </style:style>
    <style:style style:name="T102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103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104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105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106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107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108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109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110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111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112" style:family="text">
      <style:text-properties style:font-name="Liberation Serif1" fo:font-weight="normal" officeooo:rsid="00ba3b22" style:font-name-asian="Liberation Serif1" style:font-weight-asian="normal" style:font-name-complex="Liberation Serif1" style:font-weight-complex="normal"/>
    </style:style>
    <style:style style:name="T113" style:family="text">
      <style:text-properties style:font-name="Liberation Serif1" officeooo:rsid="0096c79a"/>
    </style:style>
    <style:style style:name="T114" style:family="text">
      <style:text-properties style:font-name="Liberation Serif1" fo:font-style="italic" officeooo:rsid="0096c79a" style:font-style-asian="italic" style:font-style-complex="italic"/>
    </style:style>
    <style:style style:name="T115" style:family="text">
      <style:text-properties style:font-name="Liberation Serif1" fo:font-style="italic" officeooo:rsid="00d700a9" style:font-style-asian="italic" style:font-style-complex="italic"/>
    </style:style>
    <style:style style:name="T116" style:family="text">
      <style:text-properties style:font-name="Liberation Serif1" officeooo:rsid="0008710b"/>
    </style:style>
    <style:style style:name="T117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118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119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120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121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122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123" style:family="text">
      <style:text-properties style:font-name="Liberation Serif1" fo:font-size="12pt" fo:font-weight="normal" officeooo:rsid="00ba3b22" style:font-name-asian="Liberation Serif1" style:font-size-asian="12pt" style:font-weight-asian="normal" style:font-name-complex="Liberation Serif1" style:font-size-complex="12pt" style:font-weight-complex="normal"/>
    </style:style>
    <style:style style:name="T124" style:family="text">
      <style:text-properties style:font-name="Liberation Serif1" fo:font-size="12pt" fo:font-weight="normal" officeooo:rsid="00bcc572" style:font-name-asian="Liberation Serif1" style:font-size-asian="12pt" style:font-weight-asian="normal" style:font-name-complex="Liberation Serif1" style:font-size-complex="12pt" style:font-weight-complex="normal"/>
    </style:style>
    <style:style style:name="T125" style:family="text">
      <style:text-properties style:font-name="Liberation Serif1" fo:font-size="12pt" officeooo:rsid="0008710b" style:font-size-asian="12pt" style:font-size-complex="12pt"/>
    </style:style>
    <style:style style:name="T126" style:family="text">
      <style:text-properties style:font-name="Liberation Serif1" fo:font-size="12pt" officeooo:rsid="0048c658" style:font-size-asian="12pt" style:font-size-complex="12pt"/>
    </style:style>
    <style:style style:name="T127" style:family="text">
      <style:text-properties style:font-name="Liberation Serif1" fo:font-size="12pt" officeooo:rsid="00ba3b22" style:font-size-asian="12pt" style:font-size-complex="12pt"/>
    </style:style>
    <style:style style:name="T128" style:family="text">
      <style:text-properties style:font-name="Liberation Serif1" fo:font-size="12pt" officeooo:rsid="009ce653" style:font-size-asian="12pt" style:font-size-complex="12pt"/>
    </style:style>
    <style:style style:name="T129" style:family="text">
      <style:text-properties style:font-name="Liberation Serif1" fo:font-size="12pt" officeooo:rsid="0096c79a" style:font-size-asian="12pt" style:font-size-complex="12pt"/>
    </style:style>
    <style:style style:name="T130" style:family="text">
      <style:text-properties style:font-name="Liberation Serif1" fo:font-size="12pt" officeooo:rsid="00bbc704" style:font-size-asian="12pt" style:font-size-complex="12pt"/>
    </style:style>
    <style:style style:name="T131" style:family="text">
      <style:text-properties style:font-name="Liberation Serif1" fo:font-size="12pt" officeooo:rsid="00d184dd" style:font-size-asian="12pt" style:font-size-complex="12pt"/>
    </style:style>
    <style:style style:name="T132" style:family="text">
      <style:text-properties style:font-name="Liberation Serif1" fo:font-size="12pt" officeooo:rsid="00d2d753" style:font-size-asian="12pt" style:font-size-complex="12pt"/>
    </style:style>
    <style:style style:name="T133" style:family="text">
      <style:text-properties style:font-name="Liberation Serif1" fo:font-size="12pt" fo:font-style="italic" officeooo:rsid="00d184dd" style:font-size-asian="12pt" style:font-style-asian="italic" style:font-size-complex="12pt" style:font-style-complex="italic"/>
    </style:style>
    <style:style style:name="T134" style:family="text">
      <style:text-properties style:font-name="Liberation Serif1" fo:font-style="normal" officeooo:rsid="0048c658" style:font-style-asian="normal" style:font-style-complex="normal"/>
    </style:style>
    <style:style style:name="T135" style:family="text">
      <style:text-properties style:font-name="Liberation Serif1" fo:font-style="normal" officeooo:rsid="0008710b" style:font-style-asian="normal" style:font-style-complex="normal"/>
    </style:style>
    <style:style style:name="T136" style:family="text">
      <style:text-properties style:font-name="Liberation Serif1" fo:font-style="normal" officeooo:rsid="004a3a98" style:font-style-asian="normal" style:font-style-complex="normal"/>
    </style:style>
    <style:style style:name="T137" style:family="text">
      <style:text-properties style:font-name="Liberation Serif1" fo:font-style="normal" officeooo:rsid="009084fa" style:font-style-asian="normal" style:font-style-complex="normal"/>
    </style:style>
    <style:style style:name="T138" style:family="text">
      <style:text-properties style:font-name="Liberation Serif1" fo:font-style="normal" officeooo:rsid="00bd878f" style:font-style-asian="normal" style:font-style-complex="normal"/>
    </style:style>
    <style:style style:name="T139" style:family="text">
      <style:text-properties style:font-name="Liberation Serif1" fo:font-style="normal" officeooo:rsid="00d700a9" style:font-style-asian="normal" style:font-style-complex="normal"/>
    </style:style>
    <style:style style:name="T140" style:family="text">
      <style:text-properties style:font-name="Liberation Serif1" officeooo:rsid="0048c658"/>
    </style:style>
    <style:style style:name="T141" style:family="text">
      <style:text-properties style:font-name="Liberation Serif1" officeooo:rsid="00d184dd"/>
    </style:style>
    <style:style style:name="T142" style:family="text">
      <style:text-properties style:font-name="Liberation Serif1" officeooo:rsid="00e745af"/>
    </style:style>
    <style:style style:name="T143" style:family="text">
      <style:text-properties officeooo:rsid="009e43e9"/>
    </style:style>
    <style:style style:name="T144" style:family="text">
      <style:text-properties officeooo:rsid="009efeae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5a7122" style:font-weight-asian="normal" style:font-weight-complex="normal"/>
    </style:style>
    <style:style style:name="T147" style:family="text">
      <style:text-properties fo:font-weight="normal" officeooo:rsid="0065251f" style:font-weight-asian="normal" style:font-weight-complex="normal"/>
    </style:style>
    <style:style style:name="T148" style:family="text">
      <style:text-properties fo:font-weight="normal" officeooo:rsid="005f004d" style:font-weight-asian="normal" style:font-weight-complex="normal"/>
    </style:style>
    <style:style style:name="T149" style:family="text">
      <style:text-properties fo:font-weight="normal" officeooo:rsid="0067f527" style:font-weight-asian="normal" style:font-weight-complex="normal"/>
    </style:style>
    <style:style style:name="T150" style:family="text">
      <style:text-properties fo:font-weight="normal" officeooo:rsid="00d47e8c" style:font-weight-asian="normal" style:font-weight-complex="normal"/>
    </style:style>
    <style:style style:name="T151" style:family="text">
      <style:text-properties officeooo:rsid="00a861f7"/>
    </style:style>
    <style:style style:name="T152" style:family="text">
      <style:text-properties officeooo:rsid="009da5f4"/>
    </style:style>
    <style:style style:name="T153" style:family="text">
      <style:text-properties officeooo:rsid="009ce653"/>
    </style:style>
    <style:style style:name="T154" style:family="text">
      <style:text-properties officeooo:rsid="00c82195"/>
    </style:style>
    <style:style style:name="T155" style:family="text">
      <style:text-properties officeooo:rsid="0008710b"/>
    </style:style>
    <style:style style:name="T156" style:family="text">
      <style:text-properties officeooo:rsid="00b134bb"/>
    </style:style>
    <style:style style:name="T157" style:family="text">
      <style:text-properties officeooo:rsid="0067f527"/>
    </style:style>
    <style:style style:name="T158" style:family="text">
      <style:text-properties fo:font-size="7pt" style:font-size-asian="7pt" style:font-size-complex="7pt"/>
    </style:style>
    <style:style style:name="T159" style:family="text">
      <style:text-properties fo:font-size="7pt" officeooo:rsid="00d47e8c" style:font-size-asian="7pt" style:font-size-complex="7pt"/>
    </style:style>
    <style:style style:name="T160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8"><text:span text:style-name="T2">Œuvres</text:span> d’art présentées en début de cours / <text:span text:style-name="T151">niveau troisième</text:span></text:p>
      <text:p text:style-name="P48"/>
      <text:p text:style-name="P49"><text:span text:style-name="T100">● </text:span>2.<text:span text:style-name="T143">3</text:span> : <text:span text:style-name="T144">2</text:span><text:span text:style-name="T8">e</text:span> partie de l’année (=entre deux vacances), <text:span text:style-name="T144">troisième</text:span> semaine de cette partie</text:p>
      <text:p text:style-name="P49"/>
      <text:p text:style-name="P31"/>
      <text:p text:style-name="P27">L’art a-t-il un sens politique ?</text:p>
      <text:p text:style-name="P20"><text:span text:style-name="T102">☐ </text:span><text:span text:style-name="T103">œuvre n°01<text:tab/></text:span><text:span text:style-name="T104">(</text:span>1.<text:span text:style-name="T153">5)</text:span><text:tab/><text:span text:style-name="T113">·</text:span><text:span text:style-name="T140"> </text:span><text:span text:style-name="T99">[</text:span><text:span text:style-name="T134">ph</text:span><text:span text:style-name="T135">oto</text:span><text:span text:style-name="T138">graphie</text:span><text:span text:style-name="T135"> </text:span><text:span text:style-name="T136">prise </text:span><text:span text:style-name="T135">devant </text:span><text:span text:style-name="T137">la P</text:span><text:span text:style-name="T135">orte de la </text:span><text:span text:style-name="T137">P</text:span><text:span text:style-name="T135">aix </text:span><text:span text:style-name="T137">C</text:span><text:span text:style-name="T135">éleste </text:span><text:span text:style-name="T138">à Beijing</text:span><text:span text:style-name="T136">]</text:span><text:span text:style-name="T116">, </text:span></text:p>
      <text:p text:style-name="P20"><text:span text:style-name="T116"><text:tab/><text:tab/><text:tab/> <text:s/>2000 </text:span><text:span text:style-name="T140">(</text:span><text:span text:style-name="T116">Ai Wei Wei, 1957-</text:span><text:span text:style-name="T140">)</text:span></text:p>
      <text:p text:style-name="P37"><text:span text:style-name="T117">☐ </text:span><text:span text:style-name="T118">œuvre n°0</text:span><text:span text:style-name="T123">2</text:span><text:span text:style-name="T118"><text:tab/></text:span><text:span text:style-name="T124">(</text:span><text:span text:style-name="T126">1.</text:span><text:span text:style-name="T127">7</text:span><text:span text:style-name="T128">)</text:span><text:span text:style-name="T126"><text:tab/></text:span><text:span text:style-name="T129">·</text:span><text:span text:style-name="T130"> </text:span><text:span text:style-name="T133">Dynamisme d’une voiture</text:span><text:span text:style-name="T131">, </text:span><text:span text:style-name="T132">~1912 (</text:span><text:span text:style-name="T141">Luigi Russolo, 1885-1947)</text:span></text:p>
      <text:p text:style-name="P19"><text:span text:style-name="T102">☐ </text:span><text:span text:style-name="T103">œuvre n°0</text:span><text:span text:style-name="T112">3</text:span><text:span text:style-name="T103"><text:tab/></text:span><text:span text:style-name="T104">(</text:span><text:span text:style-name="T112">2.1</text:span><text:span text:style-name="T153">)</text:span><text:tab/><text:span text:style-name="T113">·</text:span><text:span text:style-name="T46"> </text:span><text:span text:style-name="T49">Allende Topino Lebrun</text:span><text:span text:style-name="T54">, 1974 </text:span><text:span text:style-name="T55">(</text:span><text:span text:style-name="T54">Erró, 1932-</text:span><text:span text:style-name="T55">)</text:span></text:p>
      <text:p text:style-name="P9"><text:span text:style-name="T46"><text:tab/><text:tab/><text:tab/></text:span><text:span text:style-name="T113">·</text:span><text:span text:style-name="T46"> </text:span><text:span text:style-name="T48">La mort de Caius Brutus</text:span><text:span text:style-name="T46">, 1798 </text:span><text:span text:style-name="T56">(</text:span><text:span text:style-name="T46">Topino Lebrun, 1764-1801</text:span><text:span text:style-name="T56">)</text:span></text:p>
      <text:p text:style-name="P19"><text:span text:style-name="T102">☐ </text:span><text:span text:style-name="T103">œuvre n°0</text:span><text:span text:style-name="T112">4</text:span><text:span text:style-name="T103"><text:tab/></text:span><text:span text:style-name="T104">(</text:span><text:span text:style-name="T105">2.</text:span><text:span text:style-name="T112">3</text:span><text:span text:style-name="T153">)</text:span><text:tab/><text:span text:style-name="T113">·</text:span><text:span text:style-name="T46"> </text:span><text:span text:style-name="T49">Les deux plateaux du Palais Royal</text:span><text:span text:style-name="T54">, 1986 </text:span><text:span text:style-name="T57">(</text:span><text:span text:style-name="T54">Daniel Buren, 1938-</text:span><text:span text:style-name="T57">)</text:span><text:span text:style-name="T9">[</text:span><text:span text:style-name="T10">a</text:span><text:span text:style-name="T9">]</text:span></text:p>
      <text:p text:style-name="P8"/>
      <text:p text:style-name="P28"><text:span text:style-name="T156">L’</text:span><text:span text:style-name="T101">œ</text:span><text:span text:style-name="T156">uvre d’art, un objet d’étude pour les historiens ?</text:span></text:p>
      <text:p text:style-name="P13"><text:span text:style-name="T102">☐ </text:span><text:span text:style-name="T103">œuvre n°0</text:span><text:span text:style-name="T106">5</text:span><text:span text:style-name="T102"> </text:span><text:span text:style-name="T106">(</text:span><text:span text:style-name="T107">2</text:span>.<text:span text:style-name="T154">5)</text:span><text:tab/><text:span text:style-name="T113">· </text:span><text:span text:style-name="T115">Der alte Hof in München, </text:span><text:span text:style-name="T139">~1914, (Adolf Hitler, 1885-1945)</text:span><text:span text:style-name="T17">[</text:span><text:span text:style-name="T18">b</text:span><text:span text:style-name="T17">]</text:span><text:span text:style-name="T46"> </text:span></text:p>
      <text:p text:style-name="P23"><text:span text:style-name="T102">☐ </text:span><text:span text:style-name="T103">œuvre n°0</text:span><text:span text:style-name="T106">6 (</text:span><text:span text:style-name="T107">2.</text:span><text:span text:style-name="T108">7</text:span><text:span text:style-name="T155">)<text:tab/></text:span><text:bookmark text:name="firstHeading"/><text:span text:style-name="T113">·</text:span><text:span text:style-name="T46"> </text:span><text:span text:style-name="T52">La Statue de la Liberté de New York dans l’atelier du fondeur</text:span></text:p>
      <text:p text:style-name="P24"><text:span text:style-name="T52"><text:tab/><text:tab/><text:tab/> <text:s/>Gayet, rue de Chazelles, </text:span><text:span text:style-name="T76">1884, </text:span></text:p>
      <text:p text:style-name="P24"><text:span text:style-name="T76"><text:tab/><text:tab/><text:tab/> <text:s/></text:span><text:span text:style-name="T75">(Victor Paul-Joseph Dargaud, ~1850-1913)</text:span><text:span text:style-name="T12">[</text:span><text:span text:style-name="T11">c</text:span><text:span text:style-name="T9">]</text:span></text:p>
      <text:p text:style-name="P15"><text:span text:style-name="T102">☐ </text:span><text:span text:style-name="T103">œuvre n°0</text:span><text:span text:style-name="T108">7</text:span><text:span text:style-name="T106"> (</text:span><text:span text:style-name="T108">3.1</text:span><text:span text:style-name="T99">)<text:tab/></text:span><text:span text:style-name="T113">· </text:span><text:span text:style-name="T142">fronton ouest du temple d’Aphaïa (Grèce), ~ - 480</text:span></text:p>
      <text:p text:style-name="P18"><text:span text:style-name="T46"><text:tab/><text:tab/><text:tab/> <text:s text:c="2"/></text:span><text:span text:style-name="T77">(Glyptothek de Münich)</text:span><text:span text:style-name="T21">[d]</text:span></text:p>
      <text:p text:style-name="P16"><text:span text:style-name="T46"><text:tab/><text:tab/><text:tab/></text:span><text:span text:style-name="T113">· </text:span><text:span text:style-name="T142">fronton ouest du temple d’Aphaïa (Grèce), ~ - 480</text:span></text:p>
      <text:p text:style-name="P17"><text:span text:style-name="T46"><text:tab/><text:tab/><text:tab/> <text:s text:c="2"/></text:span><text:span text:style-name="T77">(</text:span><text:span text:style-name="T78">détail, </text:span><text:span text:style-name="T77">Glyptothek de Münich)</text:span><text:span text:style-name="T21">[e]</text:span></text:p>
      <text:p text:style-name="P14"><text:span text:style-name="T113"><text:tab/><text:tab/><text:tab/>· </text:span><text:span text:style-name="T142">fronton ouest du temple d’Aphaïa (Grèce), ~ - 480</text:span><text:span text:style-name="T46"> </text:span></text:p>
      <text:p text:style-name="P14"><text:span text:style-name="T46"><text:tab/><text:tab/><text:tab/> <text:s text:c="2"/></text:span><text:span text:style-name="T79">(reconstitution)</text:span><text:span text:style-name="T22">[f]</text:span></text:p>
      <text:p text:style-name="P52"><text:tab/><text:tab/><text:tab/></text:p>
      <text:p text:style-name="P54">Photographies et peintures : qu’est-ce qui est le plus fidèle à la réalité ?</text:p>
      <text:p text:style-name="P4"><text:span text:style-name="T102">☐ </text:span><text:span text:style-name="T103">œuvre n°0</text:span><text:span text:style-name="T109">8</text:span><text:span text:style-name="T106"> (</text:span><text:span text:style-name="T108">3.</text:span><text:span text:style-name="T109">3</text:span><text:span text:style-name="T116">)<text:tab/></text:span><text:span text:style-name="T113">·</text:span><text:span text:style-name="T46"> </text:span><text:span text:style-name="T47">Un combat de coqs</text:span><text:span text:style-name="T45">, 1846 </text:span><text:span text:style-name="T58">(</text:span><text:span text:style-name="T45">Jean-Léon Gérôme, 1824-1904</text:span><text:span text:style-name="T58">)</text:span></text:p>
      <text:p text:style-name="P4"><text:span text:style-name="T102">☐ </text:span><text:span text:style-name="T103">œuvre n°0</text:span><text:span text:style-name="T109">9</text:span><text:span text:style-name="T106"> (</text:span><text:span text:style-name="T108">3.</text:span><text:span text:style-name="T109">5</text:span><text:span text:style-name="T116">)<text:tab/></text:span><text:span text:style-name="T113">·</text:span><text:span text:style-name="T46"> </text:span><text:span text:style-name="T59">[photographie, 1826] (</text:span><text:span text:style-name="T45">Nicéphore Niépce, 1765-1833</text:span><text:span text:style-name="T60">)</text:span></text:p>
      <text:p text:style-name="P4"><text:span text:style-name="T59"><text:tab/><text:tab/><text:tab/> <text:s text:c="2"/>[diverses photographies] (</text:span><text:span text:style-name="T60">Auguste Bartholdi, 1834-1904</text:span><text:span text:style-name="T61">)</text:span><text:span text:style-name="T23">[g]</text:span></text:p>
      <text:p text:style-name="P4"><text:span text:style-name="T102">☐ </text:span><text:span text:style-name="T103">œuvre n°</text:span><text:span text:style-name="T109">10</text:span><text:span text:style-name="T106"> (</text:span><text:span text:style-name="T108">3.</text:span><text:span text:style-name="T109">7</text:span><text:span text:style-name="T116">)<text:tab/></text:span><text:span text:style-name="T113">·</text:span><text:span text:style-name="T46"> </text:span><text:span text:style-name="T47">Le marché aux chevaux</text:span><text:span text:style-name="T45">, 1876 </text:span><text:span text:style-name="T62">(</text:span><text:span text:style-name="T45">Jean-Léon Gérôme, 1824-1904</text:span><text:span text:style-name="T62">)</text:span><text:span text:style-name="T13">[</text:span><text:span text:style-name="T14">h</text:span><text:span text:style-name="T13">]</text:span></text:p>
      <text:p text:style-name="P47"><text:span text:style-name="T117">☐ </text:span><text:span text:style-name="T118">œuvre n°</text:span><text:span text:style-name="T119">11</text:span><text:span text:style-name="T121"> (</text:span><text:span text:style-name="T119">4</text:span><text:span text:style-name="T122">.1</text:span><text:span text:style-name="T125">)<text:tab/></text:span><text:span text:style-name="T129">·</text:span><text:span text:style-name="T80"> </text:span><text:span text:style-name="T81">[photographie montrant l’</text:span><text:span text:style-name="T82">intérieur de Topkap</text:span><text:span text:style-name="T65">ı</text:span><text:span text:style-name="T82"> </text:span><text:span text:style-name="T83">~</text:span><text:span text:style-name="T82">1865</text:span><text:span text:style-name="T84">]</text:span></text:p>
      <text:p text:style-name="P5"><text:span text:style-name="T44"><text:s/><text:tab/><text:tab/><text:tab/> <text:s text:c="2"/>(</text:span>Abdullah frères, actifs entre 1858 et 1899<text:span text:style-name="T44">)</text:span><text:span text:style-name="T13">[</text:span><text:span text:style-name="T15">i</text:span><text:span text:style-name="T13">]</text:span></text:p>
      <text:p text:style-name="P36"><text:span text:style-name="T50"><text:tab/><text:tab/><text:tab/></text:span><text:span text:style-name="T114">·</text:span><text:span text:style-name="T48"> </text:span><text:span text:style-name="T51">Le barde noir</text:span><text:span text:style-name="T63"> dit aussi </text:span><text:span text:style-name="T51">Le barde africain</text:span><text:span text:style-name="T63">, 1888 </text:span><text:span text:style-name="T64">(Gérôme, 1824-1904)</text:span><text:span text:style-name="T24">[</text:span><text:span text:style-name="T25">j</text:span><text:span text:style-name="T24">]</text:span></text:p>
      <text:p text:style-name="P12"/>
      <text:p text:style-name="P53">Qu’est-ce qu’une œuvre d’art ?</text:p>
      <text:p text:style-name="P6"><text:span text:style-name="T102">☐ </text:span><text:span text:style-name="T103">œuvre n°</text:span><text:span text:style-name="T109">1</text:span><text:span text:style-name="T110">2</text:span><text:span text:style-name="T106"> (</text:span><text:span text:style-name="T109">4</text:span><text:span text:style-name="T108">.</text:span><text:span text:style-name="T110">3</text:span><text:span text:style-name="T116">)<text:tab/></text:span><text:span text:style-name="T113">·</text:span><text:span text:style-name="T46"> </text:span><text:span text:style-name="T85">[photographie du mammouth de la grotte de Pech Merle (Lot)], ~ - 16000</text:span><text:span text:style-name="T13">[</text:span><text:span text:style-name="T16">k</text:span><text:span text:style-name="T13">]</text:span></text:p>
      <text:p text:style-name="P39"><text:span text:style-name="T117">☐ </text:span><text:span text:style-name="T118">œuvre n°</text:span><text:span text:style-name="T119">1</text:span><text:span text:style-name="T120">3</text:span><text:span text:style-name="T121"> (</text:span><text:span text:style-name="T119">4</text:span><text:span text:style-name="T122">.</text:span><text:span text:style-name="T120">5</text:span><text:span text:style-name="T125">)<text:tab/></text:span>· <text:span text:style-name="T5">Fontaine</text:span><text:span text:style-name="T32">, (sculpture, urinoir), 1917 (Marcel Duchamp, 1887-1968)</text:span><text:span text:style-name="T26">[</text:span><text:span text:style-name="T27">l</text:span><text:span text:style-name="T26">]</text:span></text:p>
      <text:p text:style-name="P21"><text:span text:style-name="T102">☐ </text:span><text:span text:style-name="T103">œuvre n°</text:span><text:span text:style-name="T109">1</text:span><text:span text:style-name="T111">4</text:span><text:span text:style-name="T106"> (</text:span><text:span text:style-name="T109">4</text:span><text:span text:style-name="T108">.</text:span><text:span text:style-name="T110">7</text:span><text:span text:style-name="T116">)<text:tab/></text:span><text:span text:style-name="T113">·</text:span><text:span text:style-name="T46"> </text:span><text:span text:style-name="T98">[ensemble de Mandelbrot]</text:span><text:span text:style-name="T19">[</text:span><text:span text:style-name="T20">m</text:span><text:span text:style-name="T19">]</text:span></text:p>
      <text:p text:style-name="P32"/>
      <text:p text:style-name="P51"/>
      <text:p text:style-name="P32"/>
      <text:p text:style-name="P40"><text:span text:style-name="T157">[a</text:span>]<text:span text:style-name="T145"> </text:span><text:span text:style-name="T7">d’Art d’Art !</text:span><text:span text:style-name="T148"> de Frédéric et Isabelle Tadéï, aux éditions du Chêne, p. 292</text:span></text:p>
      <text:p text:style-name="P33"><text:span text:style-name="T91">[</text:span><text:span text:style-name="T92">b</text:span><text:span text:style-name="T91">]</text:span><text:span text:style-name="T95"> </text:span><text:a xlink:type="simple" xlink:href="https://fr.wikipedia.org/wiki/Peintures_d%27Adolf_Hitler" text:style-name="Internet_20_link" text:visited-style-name="Visited_20_Internet_20_Link"><text:span text:style-name="T96">https://fr.wikipedia.org/wiki/Peintures_d%27Adolf_Hitler</text:span></text:a></text:p>
      <text:p text:style-name="P40"><text:span text:style-name="T157">[c]</text:span><text:span text:style-name="T148"> </text:span><text:span text:style-name="T7">d’Art d’Art !</text:span><text:span text:style-name="T148"> de Frédéric et Isabelle Tadéï, aux éditions du Chêne, p. </text:span><text:span text:style-name="T150">180</text:span></text:p>
      <text:p text:style-name="P34"><text:span text:style-name="T159">[</text:span><text:span text:style-name="T158">d]</text:span><text:span text:style-name="T160"> </text:span><text:a xlink:type="simple" xlink:href="https://fr.wikipedia.org/wiki/Fichier:Aphaia_pediments_Glyptothek_Munich.jpg" text:style-name="Internet_20_link" text:visited-style-name="Visited_20_Internet_20_Link"><text:span text:style-name="T160">https://fr.wikipedia.org/wiki/Fichier:Aphaia_pediments_Glyptothek_Munich.jpg</text:span></text:a><text:span text:style-name="T160"> </text:span></text:p>
      <text:p text:style-name="P34"><text:span text:style-name="T158">[e] </text:span><text:a xlink:type="simple" xlink:href="https://fr.wikipedia.org/wiki/Temple_d%27Aphaïa" text:style-name="Internet_20_link" text:visited-style-name="Visited_20_Internet_20_Link"><text:span text:style-name="T160">https://fr.wikipedia.org/wiki/Temple_d%27Apha%C3%AFa</text:span></text:a><text:span text:style-name="T160"> </text:span></text:p>
      <text:p text:style-name="P35"><text:span text:style-name="T158">[f]</text:span><text:span text:style-name="T160"> </text:span><text:a xlink:type="simple" xlink:href="http://www.stiftung-archaeologie.de/reconstructionsen.html" text:style-name="Internet_20_link" text:visited-style-name="Visited_20_Internet_20_Link"><text:span text:style-name="T97">http://www.stiftung-archaeologie.de/reconstructionsen.html</text:span></text:a></text:p>
      <text:p text:style-name="P41"><text:span text:style-name="T79">[</text:span><text:span text:style-name="T86">g</text:span><text:span text:style-name="T79">]</text:span><text:span text:style-name="T67"> </text:span><text:span text:style-name="T68">catalogue « Jean-Léon Gérôme », édité à l’occasion de l’exposition « Jean-Léon Gérôme (1824-1904), L’Histoire en spectacle », p. 2</text:span><text:span text:style-name="T70">24</text:span></text:p>
      <text:p text:style-name="P42"><text:span text:style-name="T79">[</text:span><text:span text:style-name="T88">h</text:span><text:span text:style-name="T79">]</text:span><text:span text:style-name="T67"> </text:span><text:span text:style-name="T68">catalogue « Jean-Léon Gérôme », édité à l’occasion de l’exposition « Jean-Léon Gérôme (1824-1904), L’Histoire en spectacle », p. 2</text:span><text:span text:style-name="T70">2</text:span><text:span text:style-name="T71">5</text:span></text:p>
      <text:p text:style-name="P43"><text:span text:style-name="T79">[</text:span><text:span text:style-name="T87">i</text:span><text:span text:style-name="T45">]</text:span><text:span text:style-name="T65"> </text:span><text:span text:style-name="T68">catalogue « Jean-Léon Gérôme », édité à l’occasion de l’exposition « Jean-Léon Gérôme (1824-1904), L’Histoire en spectacle », p. 2</text:span><text:span text:style-name="T69">61</text:span></text:p>
      <text:p text:style-name="P44"><text:span text:style-name="T79">[</text:span><text:span text:style-name="T89">j</text:span><text:span text:style-name="T46">]</text:span><text:span text:style-name="T66"> </text:span><text:span text:style-name="T68">catalogue « Jean-Léon Gérôme », édité à l’occasion de l’exposition « Jean-Léon Gérôme (1824-1904), L’Histoire en spectacle », p. 2</text:span><text:span text:style-name="T72">82</text:span></text:p>
      <text:p text:style-name="P38"><text:span text:style-name="T93">[</text:span><text:span text:style-name="T90">k]</text:span><text:span text:style-name="T94"> </text:span><text:a xlink:type="simple" xlink:href="https://fr.wikipedia.org/wiki/Grotte_du_Pech_Merle" text:style-name="Internet_20_link" text:visited-style-name="Visited_20_Internet_20_Link"><text:span text:style-name="T94">https://fr.wikipedia.org/wiki/Grotte_du_Pech_Merle</text:span></text:a><text:span text:style-name="T94"> </text:span></text:p>
      <text:p text:style-name="P45"><text:span text:style-name="T45">[l] </text:span><text:span text:style-name="T53">d’Art d’Art !</text:span><text:span text:style-name="T73"> de Frédéric et Isabelle Tadéï, aux éditions du Chêne, p. 2</text:span><text:span text:style-name="T74">18</text:span></text:p>
      <text:p text:style-name="P46">[m] <text:a xlink:type="simple" xlink:href="https://fr.wikipedia.org/wiki/Ensemble_de_Mandelbrot" text:style-name="Internet_20_link" text:visited-style-name="Visited_20_Internet_20_Link"><text:span text:style-name="T145">https://fr.wikipedia.org/wiki/Ensemble_de_Mandelbrot</text:span></text:a><text:span text:style-name="T14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9-02T18:04:53.016706522</dc:date>
    <meta:editing-duration>PT5H19M50S</meta:editing-duration>
    <meta:editing-cycles>173</meta:editing-cycles>
    <meta:document-statistic meta:table-count="0" meta:image-count="0" meta:object-count="0" meta:page-count="1" meta:paragraph-count="47" meta:word-count="467" meta:character-count="3178" meta:non-whitespace-character-count="2688"/>
  </office:meta>
</office:document-meta>
</file>